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e08" officeooo:paragraph-rsid="001e0e08"/>
    </style:style>
    <style:style style:name="P2" style:family="paragraph" style:parent-style-name="Standard">
      <style:text-properties officeooo:rsid="001e0e08" officeooo:paragraph-rsid="001efeaa"/>
    </style:style>
    <style:style style:name="P3" style:family="paragraph" style:parent-style-name="Standard">
      <style:text-properties officeooo:rsid="001ebf7b" officeooo:paragraph-rsid="001ebf7b"/>
    </style:style>
    <style:style style:name="P4" style:family="paragraph" style:parent-style-name="Standard">
      <style:text-properties officeooo:rsid="001ebf7b" officeooo:paragraph-rsid="001efeaa"/>
    </style:style>
    <style:style style:name="P5" style:family="paragraph" style:parent-style-name="Standard">
      <style:text-properties officeooo:rsid="001efeaa" officeooo:paragraph-rsid="001efeaa"/>
    </style:style>
    <style:style style:name="P6" style:family="paragraph" style:parent-style-name="Standard">
      <style:text-properties officeooo:rsid="00208dab" officeooo:paragraph-rsid="00208dab"/>
    </style:style>
    <style:style style:name="P7" style:family="paragraph" style:parent-style-name="Standard">
      <style:text-properties officeooo:rsid="00227442" officeooo:paragraph-rsid="00227442"/>
    </style:style>
    <style:style style:name="P8" style:family="paragraph" style:parent-style-name="Standard">
      <style:text-properties officeooo:rsid="00238011" officeooo:paragraph-rsid="00238011"/>
    </style:style>
    <style:style style:name="T1" style:family="text">
      <style:text-properties officeooo:rsid="001efeaa"/>
    </style:style>
    <style:style style:name="T2" style:family="text">
      <style:text-properties officeooo:rsid="00207ce8"/>
    </style:style>
    <style:style style:name="T3" style:family="text">
      <style:text-properties officeooo:rsid="00208dab"/>
    </style:style>
    <style:style style:name="T4" style:family="text">
      <style:text-properties officeooo:rsid="0020b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autenticação ajuda a proteger o acesso a suas contas evitando que alguém se passe por você, mas com tantos ataques e vazamentos usar apenas senhas pode não ser proteção suficiente é preciso reforçar com uma segunda etapa de verificaçãon.</text:p>
      <text:p text:style-name="P1"/>
      <text:p text:style-name="P1">ATIVE A VERIFICAÇÃO EM DUAS ETAPAS</text:p>
      <text:p text:style-name="P2">A verificação em duas etapas adiciona uma segunda camada de proteção para acesso a suas contas. Mesmo que o atacante descubra sua senha ele vai a precisar de outras informações para invadir a sua conta</text:p>
      <text:p text:style-name="P3"/>
      <text:p text:style-name="P3">Métodos mais seguros e practicos: </text:p>
      <text:p text:style-name="P3">-ter uma chave de segurança física</text:p>
      <text:p text:style-name="P3">-usar um aplicativo de celular para gerar códigos de verificação</text:p>
      <text:p text:style-name="P4">-receber códigos por mensage<text:span text:style-name="T1">m</text:span> de texto ou voz</text:p>
      <text:p text:style-name="P5">(A chave de segurança física é atualmente a opção <text:span text:style-name="T2">mais segura</text:span> de verificação. <text:span text:style-name="T2">Alguns celulares mais modernos também permitem transformar o celular em chave fís</text:span><text:span text:style-name="T3">ica)</text:span></text:p>
      <text:p text:style-name="P5"/>
      <text:p text:style-name="P6">USE A VERIFICAÇÃO EM DUAS ETAPAS DE FORMA SEGURA</text:p>
      <text:p text:style-name="P6">Usar Principalmente a chave de segurança física ou geradores de codigos de verificação por aplicativo de celulares</text:p>
      <text:p text:style-name="P6">-use SMS apenas se não houver outras opções</text:p>
      <text:p text:style-name="P6"><text:s/>-Negue toda requisição de autorização de login se você não estiver tentando acessar <text:span text:style-name="T4">a sua conta</text:span></text:p>
      <text:p text:style-name="P6">-<text:span text:style-name="T4">Gere codigos de backup para usar quando outras opções de autenticação não estiverem disponíveis </text:span></text:p>
      <text:p text:style-name="P7"/>
      <text:p text:style-name="P7">USE UMA SENHA DIFERENTE PARA CADA CONTA</text:p>
      <text:p text:style-name="P7">Usar a mesma senha em diversos lugares é arriscado pois basta o atacante descobrir a senha de uma conta para conseguir acessar as demais contas onde ela é usada.</text:p>
      <text:p text:style-name="P7">Se desconfiar que uma senha em diversos lugares foi descoberta, troque-a imediatamente em todos os lugares em que ela é usada</text:p>
      <text:p text:style-name="P7"/>
      <text:p text:style-name="P7">CRIE SENHAS FORTES</text:p>
      <text:p text:style-name="P7">Se suas senhas são fracas suas contas e acesso a seus dispositivos podem se facilmente invadidos</text:p>
      <text:p text:style-name="P7">-CRIE SENHAS LONGAS</text:p>
      <text:p text:style-name="P7">escolha por exemplo três palavras aleatorías</text:p>
      <text:p text:style-name="P7">-ADICIONE DIFERENTES CARACTERES,PARA TORNÁ-LAS AINDA MAIS FORTE</text:p>
      <text:p text:style-name="P8">Misture números,Caracteres especiais e letras maiúsculas e minúsculas</text:p>
      <text:p text:style-name="P8">-EVITE USAR SEQUÊNCIAS DE TECLADO</text:p>
      <text:p text:style-name="P8">-NÃO USE INFORMAÇÕES PERSSOAIS, COMO NOMES, SOBRENOMES, DATAS E AQUELAS QUE VOCÊ DIVULGA EM REDES <text:s/>SOCIA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05:05:07.595000000</meta:creation-date>
    <meta:generator>LibreOffice/24.8.5.2$Windows_X86_64 LibreOffice_project/fddf2685c70b461e7832239a0162a77216259f22</meta:generator>
    <dc:date>2025-03-18T08:35:14.064000000</dc:date>
    <meta:editing-duration>PT1H7M24S</meta:editing-duration>
    <meta:editing-cycles>2</meta:editing-cycles>
    <meta:document-statistic meta:table-count="0" meta:image-count="0" meta:object-count="0" meta:page-count="1" meta:paragraph-count="24" meta:word-count="320" meta:character-count="1985" meta:non-whitespace-character-count="1685"/>
  </office:meta>
</office:document-meta>
</file>